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545dc"/>
    </style:style>
    <style:style style:name="P2" style:family="paragraph" style:parent-style-name="Standard">
      <style:text-properties fo:font-weight="bold" officeooo:rsid="001b5aa4" officeooo:paragraph-rsid="001b5aa4" style:font-weight-asian="bold" style:font-weight-complex="bold"/>
    </style:style>
    <style:style style:name="P3" style:family="paragraph" style:parent-style-name="Standard">
      <style:text-properties fo:font-weight="bold" officeooo:rsid="001cfb89" officeooo:paragraph-rsid="001cfb89" style:font-weight-asian="bold" style:font-weight-complex="bold"/>
    </style:style>
    <style:style style:name="P4" style:family="paragraph" style:parent-style-name="Standard">
      <style:text-properties fo:font-weight="bold" officeooo:rsid="000545dc" officeooo:paragraph-rsid="001b5aa4" style:font-weight-asian="bold" style:font-weight-complex="bold"/>
    </style:style>
    <style:style style:name="P5" style:family="paragraph" style:parent-style-name="Standard">
      <style:text-properties fo:font-weight="bold" officeooo:rsid="00834a09" officeooo:paragraph-rsid="001e3b63" style:font-weight-asian="bold" style:font-weight-complex="bold"/>
    </style:style>
    <style:style style:name="P6" style:family="paragraph" style:parent-style-name="Standard">
      <style:text-properties fo:font-weight="bold" officeooo:rsid="001e3b63" officeooo:paragraph-rsid="001e3b63" style:font-weight-asian="bold" style:font-weight-complex="bold"/>
    </style:style>
    <style:style style:name="P7" style:family="paragraph" style:parent-style-name="Standard">
      <style:text-properties fo:font-weight="bold" officeooo:rsid="002419d8" officeooo:paragraph-rsid="002419d8" style:font-weight-asian="bold" style:font-weight-complex="bold"/>
    </style:style>
    <style:style style:name="P8" style:family="paragraph" style:parent-style-name="Standard">
      <style:text-properties fo:font-weight="bold" officeooo:rsid="002674fe" officeooo:paragraph-rsid="002674fe" style:font-weight-asian="bold" style:font-weight-complex="bold"/>
    </style:style>
    <style:style style:name="P9" style:family="paragraph" style:parent-style-name="Standard">
      <style:text-properties fo:font-weight="bold" officeooo:rsid="002a0fc7" officeooo:paragraph-rsid="002a0fc7" style:font-weight-asian="bold" style:font-weight-complex="bold"/>
    </style:style>
    <style:style style:name="P10" style:family="paragraph" style:parent-style-name="Standard">
      <style:text-properties fo:font-weight="bold" officeooo:rsid="002b37ae" officeooo:paragraph-rsid="002b37ae" style:font-weight-asian="bold" style:font-weight-complex="bold"/>
    </style:style>
    <style:style style:name="P11" style:family="paragraph" style:parent-style-name="Standard">
      <style:text-properties fo:font-weight="bold" officeooo:rsid="00326ecc" officeooo:paragraph-rsid="00326ecc" style:font-weight-asian="bold" style:font-weight-complex="bold"/>
    </style:style>
    <style:style style:name="P12" style:family="paragraph" style:parent-style-name="Standard">
      <style:text-properties fo:font-weight="bold" officeooo:rsid="002c28ae" officeooo:paragraph-rsid="00326ecc" style:font-weight-asian="bold" style:font-weight-complex="bold"/>
    </style:style>
    <style:style style:name="P13" style:family="paragraph" style:parent-style-name="Standard">
      <style:text-properties fo:font-weight="bold" officeooo:rsid="00328620" officeooo:paragraph-rsid="00328620" style:font-weight-asian="bold" style:font-weight-complex="bold"/>
    </style:style>
    <style:style style:name="P14" style:family="paragraph" style:parent-style-name="Standard">
      <style:text-properties fo:font-weight="bold" officeooo:rsid="003354d1" officeooo:paragraph-rsid="003354d1" style:font-weight-asian="bold" style:font-weight-complex="bold"/>
    </style:style>
    <style:style style:name="P15" style:family="paragraph" style:parent-style-name="Standard">
      <style:text-properties fo:font-weight="bold" officeooo:rsid="00462af1" officeooo:paragraph-rsid="00462af1" style:font-weight-asian="bold" style:font-weight-complex="bold"/>
    </style:style>
    <style:style style:name="P16" style:family="paragraph" style:parent-style-name="Standard">
      <style:text-properties fo:font-weight="bold" officeooo:rsid="00479c09" officeooo:paragraph-rsid="00479c09" style:font-weight-asian="bold" style:font-weight-complex="bold"/>
    </style:style>
    <style:style style:name="P17" style:family="paragraph" style:parent-style-name="Standard">
      <style:text-properties officeooo:rsid="001cfb89" officeooo:paragraph-rsid="001cfb89"/>
    </style:style>
    <style:style style:name="P18" style:family="paragraph" style:parent-style-name="Standard">
      <style:text-properties fo:font-weight="normal" officeooo:rsid="00665529" officeooo:paragraph-rsid="001cfb89" style:font-weight-asian="normal" style:font-weight-complex="normal"/>
    </style:style>
    <style:style style:name="P19" style:family="paragraph" style:parent-style-name="Standard">
      <style:text-properties fo:font-weight="normal" officeooo:rsid="00326ecc" officeooo:paragraph-rsid="00326ecc" style:font-weight-asian="normal" style:font-weight-complex="normal"/>
    </style:style>
    <style:style style:name="P20" style:family="paragraph" style:parent-style-name="Standard">
      <style:text-properties officeooo:rsid="001e3b63" officeooo:paragraph-rsid="001e3b63"/>
    </style:style>
    <style:style style:name="P21" style:family="paragraph" style:parent-style-name="Standard">
      <style:text-properties officeooo:rsid="0085ef18" officeooo:paragraph-rsid="001e3b63"/>
    </style:style>
    <style:style style:name="P22" style:family="paragraph" style:parent-style-name="Standard">
      <style:text-properties officeooo:rsid="002876e0" officeooo:paragraph-rsid="00200b94"/>
    </style:style>
    <style:style style:name="P23" style:family="paragraph" style:parent-style-name="Standard">
      <style:text-properties officeooo:rsid="002419d8" officeooo:paragraph-rsid="002419d8"/>
    </style:style>
    <style:style style:name="P24" style:family="paragraph" style:parent-style-name="Standard">
      <style:text-properties officeooo:rsid="00287482" officeooo:paragraph-rsid="00287482"/>
    </style:style>
    <style:style style:name="P25" style:family="paragraph" style:parent-style-name="Standard">
      <style:text-properties officeooo:rsid="002a0fc7" officeooo:paragraph-rsid="002a0fc7"/>
    </style:style>
    <style:style style:name="P26" style:family="paragraph" style:parent-style-name="Standard">
      <style:text-properties officeooo:rsid="002a0fc7" officeooo:paragraph-rsid="004af9e3"/>
    </style:style>
    <style:style style:name="P27" style:family="paragraph" style:parent-style-name="Standard">
      <style:text-properties officeooo:rsid="002b37ae" officeooo:paragraph-rsid="002b37ae"/>
    </style:style>
    <style:style style:name="P28" style:family="paragraph" style:parent-style-name="Standard">
      <style:text-properties officeooo:rsid="002b37ae" officeooo:paragraph-rsid="004af9e3"/>
    </style:style>
    <style:style style:name="P29" style:family="paragraph" style:parent-style-name="Standard">
      <style:text-properties officeooo:rsid="002c3e1b" officeooo:paragraph-rsid="002c3e1b"/>
    </style:style>
    <style:style style:name="P30" style:family="paragraph" style:parent-style-name="Standard">
      <style:text-properties officeooo:rsid="002c3e1b" officeooo:paragraph-rsid="002b37ae"/>
    </style:style>
    <style:style style:name="P31" style:family="paragraph" style:parent-style-name="Standard">
      <style:text-properties officeooo:rsid="00319c45" officeooo:paragraph-rsid="00319c45"/>
    </style:style>
    <style:style style:name="P32" style:family="paragraph" style:parent-style-name="Standard">
      <style:text-properties officeooo:rsid="00326ecc" officeooo:paragraph-rsid="00326ecc"/>
    </style:style>
    <style:style style:name="P33" style:family="paragraph" style:parent-style-name="Standard">
      <style:text-properties officeooo:rsid="00328620" officeooo:paragraph-rsid="00328620"/>
    </style:style>
    <style:style style:name="P34" style:family="paragraph" style:parent-style-name="Standard">
      <style:text-properties officeooo:rsid="003354d1" officeooo:paragraph-rsid="003354d1"/>
    </style:style>
    <style:style style:name="P35" style:family="paragraph" style:parent-style-name="Standard">
      <style:text-properties officeooo:rsid="0018f5fe" officeooo:paragraph-rsid="001b5aa4"/>
    </style:style>
    <style:style style:name="P36" style:family="paragraph" style:parent-style-name="Standard">
      <style:text-properties officeooo:rsid="00015017" officeooo:paragraph-rsid="003c6112"/>
    </style:style>
    <style:style style:name="P37" style:family="paragraph" style:parent-style-name="Standard">
      <style:text-properties officeooo:rsid="00462af1" officeooo:paragraph-rsid="00462af1"/>
    </style:style>
    <style:style style:name="P38" style:family="paragraph" style:parent-style-name="Standard">
      <style:text-properties officeooo:rsid="00479c09" officeooo:paragraph-rsid="00479c09"/>
    </style:style>
    <style:style style:name="P39" style:family="paragraph" style:parent-style-name="Standard">
      <style:text-properties officeooo:rsid="00482012" officeooo:paragraph-rsid="00482012"/>
    </style:style>
    <style:style style:name="P40" style:family="paragraph" style:parent-style-name="Standard">
      <style:paragraph-properties fo:margin-left="0in" fo:margin-right="0in" fo:text-indent="0in" style:auto-text-indent="false"/>
      <style:text-properties fo:font-weight="normal" officeooo:rsid="0085ef18" officeooo:paragraph-rsid="00200b94" style:font-weight-asian="normal" style:font-weight-complex="normal"/>
    </style:style>
    <style:style style:name="P41" style:family="paragraph" style:parent-style-name="Standard">
      <style:paragraph-properties fo:margin-left="0in" fo:margin-right="0in" fo:text-indent="0in" style:auto-text-indent="false"/>
      <style:text-properties fo:font-weight="normal" officeooo:rsid="00200b94" officeooo:paragraph-rsid="00200b94" style:font-weight-asian="normal" style:font-weight-complex="normal"/>
    </style:style>
    <style:style style:name="P42" style:family="paragraph" style:parent-style-name="Standard">
      <style:paragraph-properties fo:margin-left="0in" fo:margin-right="0in" fo:text-indent="0in" style:auto-text-indent="false"/>
      <style:text-properties fo:font-weight="normal" officeooo:rsid="0023569e" officeooo:paragraph-rsid="0023569e" style:font-weight-asian="normal" style:font-weight-complex="normal"/>
    </style:style>
    <style:style style:name="P43" style:family="paragraph" style:parent-style-name="Standard">
      <style:paragraph-properties fo:margin-left="0in" fo:margin-right="0in" fo:text-indent="0in" style:auto-text-indent="false"/>
      <style:text-properties fo:font-weight="normal" officeooo:rsid="004c109d" officeooo:paragraph-rsid="004c109d" style:font-weight-asian="normal" style:font-weight-complex="normal"/>
    </style:style>
    <style:style style:name="P44" style:family="paragraph" style:parent-style-name="Standard">
      <style:paragraph-properties fo:margin-left="0in" fo:margin-right="0in" fo:text-indent="0in" style:auto-text-indent="false"/>
      <style:text-properties fo:font-weight="bold" officeooo:rsid="00200b94" officeooo:paragraph-rsid="00200b94" style:font-weight-asian="bold" style:font-weight-complex="bold"/>
    </style:style>
    <style:style style:name="P45" style:family="paragraph" style:parent-style-name="Standard">
      <style:paragraph-properties fo:margin-left="0in" fo:margin-right="0in" fo:text-indent="0in" style:auto-text-indent="false"/>
      <style:text-properties fo:font-weight="bold" officeooo:rsid="0023569e" officeooo:paragraph-rsid="00200b94" style:font-weight-asian="bold" style:font-weight-complex="bold"/>
    </style:style>
    <style:style style:name="P46" style:family="paragraph" style:parent-style-name="Standard">
      <style:text-properties officeooo:rsid="002876e0" officeooo:paragraph-rsid="001cfb89"/>
    </style:style>
    <style:style style:name="P47" style:family="paragraph" style:parent-style-name="Standard">
      <style:text-properties officeooo:rsid="0036f0e6" officeooo:paragraph-rsid="001cfb89"/>
    </style:style>
    <style:style style:name="P48" style:family="paragraph" style:parent-style-name="Standard">
      <style:text-properties officeooo:rsid="00326ecc" officeooo:paragraph-rsid="00326ecc"/>
    </style:style>
    <style:style style:name="P49" style:family="paragraph" style:parent-style-name="Standard">
      <style:text-properties officeooo:rsid="00015017" officeooo:paragraph-rsid="003c6112"/>
    </style:style>
    <style:style style:name="P50" style:family="paragraph" style:parent-style-name="Standard">
      <style:text-properties officeooo:rsid="0054ee74" officeooo:paragraph-rsid="0054ee74"/>
    </style:style>
    <style:style style:name="P51" style:family="paragraph" style:parent-style-name="Standard">
      <style:text-properties fo:font-weight="bold" officeooo:rsid="0054ee74" officeooo:paragraph-rsid="0054ee74" style:font-weight-asian="bold" style:font-weight-complex="bold"/>
    </style:style>
    <style:style style:name="P52" style:family="paragraph">
      <style:paragraph-properties fo:text-align="center"/>
    </style:style>
    <style:style style:name="P53" style:family="paragraph">
      <style:text-properties fo:font-size="12pt"/>
    </style:style>
    <style:style style:name="T1" style:family="text">
      <style:text-properties officeooo:rsid="0050b696"/>
    </style:style>
    <style:style style:name="T2" style:family="text">
      <style:text-properties fo:font-weight="normal" style:font-weight-asian="normal" style:font-weight-complex="normal"/>
    </style:style>
    <style:style style:name="T3" style:family="text">
      <style:text-properties fo:font-weight="normal" officeooo:rsid="008e8fc3" style:font-weight-asian="normal" style:font-weight-complex="normal"/>
    </style:style>
    <style:style style:name="T4" style:family="text">
      <style:text-properties fo:font-weight="normal" officeooo:rsid="00665529" style:font-weight-asian="normal" style:font-weight-complex="normal"/>
    </style:style>
    <style:style style:name="T5" style:family="text">
      <style:text-properties fo:font-weight="normal" officeooo:rsid="00377c83" style:font-weight-asian="normal" style:font-weight-complex="normal"/>
    </style:style>
    <style:style style:name="T6" style:family="text">
      <style:text-properties fo:font-weight="normal" officeooo:rsid="0040f880" style:font-weight-asian="normal" style:font-weight-complex="normal"/>
    </style:style>
    <style:style style:name="T7" style:family="text">
      <style:text-properties officeooo:rsid="0090734c"/>
    </style:style>
    <style:style style:name="T8" style:family="text">
      <style:text-properties officeooo:rsid="0085ef18"/>
    </style:style>
    <style:style style:name="T9" style:family="text">
      <style:text-properties officeooo:rsid="002f1f52"/>
    </style:style>
    <style:style style:name="T10" style:family="text">
      <style:text-properties officeooo:rsid="002eab0b"/>
    </style:style>
    <style:style style:name="T11" style:family="text">
      <style:text-properties officeooo:rsid="00328620"/>
    </style:style>
    <style:style style:name="T12" style:family="text">
      <style:text-properties officeooo:rsid="00386055"/>
    </style:style>
    <style:style style:name="T13" style:family="text">
      <style:text-properties officeooo:rsid="003c6112"/>
    </style:style>
    <style:style style:name="T14" style:family="text">
      <style:text-properties officeooo:rsid="004261e6"/>
    </style:style>
    <style:style style:name="T15" style:family="text">
      <style:text-properties officeooo:rsid="0043987b"/>
    </style:style>
    <style:style style:name="T16" style:family="text">
      <style:text-properties officeooo:rsid="00443041"/>
    </style:style>
    <style:style style:name="T17" style:family="text">
      <style:text-properties officeooo:rsid="00479c09"/>
    </style:style>
    <style:style style:name="T18" style:family="text">
      <style:text-properties officeooo:rsid="00482012"/>
    </style:style>
    <style:style style:name="T19" style:family="text">
      <style:text-properties officeooo:rsid="00487ba0"/>
    </style:style>
    <style:style style:name="T20" style:family="text">
      <style:text-properties officeooo:rsid="004af9e3"/>
    </style:style>
    <style:style style:name="T21" style:family="text">
      <style:text-properties officeooo:rsid="004c109d"/>
    </style:style>
    <style:style style:name="T22" style:family="text">
      <style:text-properties officeooo:rsid="004f8fdf"/>
    </style:style>
    <style:style style:name="T23" style:family="text">
      <style:text-properties fo:font-weight="bold" style:font-weight-asian="bold" style:font-weight-complex="bold"/>
    </style:style>
    <style:style style:name="T24" style:family="text">
      <style:text-properties officeooo:rsid="0054ee74"/>
    </style:style>
    <style:style style:name="T25" style:family="text">
      <style:text-properties officeooo:rsid="0056fd5f"/>
    </style:style>
    <style:style style:name="T26"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text:span text:style-name="T25">APPING – CIQ unit of measurement</text:span></text:p>
      <text:p text:style-name="P35"/>
      <text:p text:style-name="P4">Introduction</text:p>
      <text:p text:style-name="P5"><text:span text:style-name="T2">The connecting glue between data, peers on the network and information across the universe </text:span><text:span text:style-name="T3">is called mapping</text:span><text:span text:style-name="T2">. <text:s/></text:span><text:span text:style-name="T6">All Dsensor protocol peers are called</text:span><text:span text:style-name="T4"> Mappers. <text:s/>The purpose of the network is to “map out' the environment, life and the </text:span><text:span text:style-name="T5">Cosmos</text:span><text:span text:style-name="T4"> at large. <text:s/>Each peer in the network has the right to participate in mapping activities, whether that be </text:span><text:span text:style-name="T3">s</text:span><text:span text:style-name="T4">ensor data recording, computation or 3D printing. <text:s/>Mapping activities will be 'rewarded' by a value or voting outcome granted by each individual peer on the network. <text:s/>The proof of data mechanism on the blockchain preventing the gaming of </text:span><text:span text:style-name="T3">mapping</text:span><text:span text:style-name="T4">. </text:span></text:p>
      <text:p text:style-name="P4"/>
      <text:p text:style-name="P6">Function of Mapp<text:span text:style-name="T9">ing</text:span></text:p>
      <text:p text:style-name="P18">The act of mapping covers the following: </text:p>
      <text:p text:style-name="P46"/>
      <text:p text:style-name="P47"><text:span text:style-name="T23">Networked Sensor Science &amp; Collaboration</text:span></text:p>
      <text:p text:style-name="P6">Introduction</text:p>
      <text:p text:style-name="P21">Two forms on science value needs to be mapped out. <text:s/>Existing knowledge in the form of information and <text:span text:style-name="T7">scientific</text:span> <text:span text:style-name="T7">hypothesis</text:span> set out in information. <text:s/>A <text:span text:style-name="T7">mechanism</text:span> to map both types will be required.</text:p>
      <text:p text:style-name="P20"/>
      <text:p text:style-name="P31">The first stage is to establish <text:span text:style-name="T12">Networked </text:span>Sensor <text:span text:style-name="T12">Science </text:span>based protocol. <text:s/>And from these crude beginnings expand the range of science activities to be mapped out. <text:s/>Evolving the protocol over time will be built into the protocols software design.</text:p>
      <text:p text:style-name="P31"/>
      <text:p text:style-name="P31"><draw:custom-shape text:anchor-type="paragraph" draw:z-index="13" draw:style-name="gr3" svg:width="1.8858in" svg:height="0.3906in" svg:x="2.5063in" svg:y="0.0437in"><text:p><text:s text:c="12"/>MAPPING</text:p><draw:enhanced-geometry svg:viewBox="0 0 21600 21600" draw:type="rectangle" draw:enhanced-path="M 0 0 L 21600 0 21600 21600 0 21600 0 0 Z N"/></draw:custom-shape></text:p>
      <text:p text:style-name="P31"/>
      <text:p text:style-name="P31"><draw:custom-shape text:anchor-type="paragraph" draw:z-index="8" draw:style-name="gr3" svg:width="1.8858in" svg:height="0.3906in" svg:x="2.5063in" svg:y="0.0437in"><text:p>Science scripting language</text:p><draw:enhanced-geometry svg:viewBox="0 0 21600 21600" draw:type="rectangle" draw:enhanced-path="M 0 0 L 21600 0 21600 21600 0 21600 0 0 Z N"/></draw:custom-shape><draw:custom-shape text:anchor-type="paragraph" draw:z-index="10" draw:style-name="gr3" svg:width="1.3177in" svg:height="1.2087in" svg:x="1.022in" svg:y="0.0591in"><text:p>Sensor /</text:p><text:p>Dsensor library</text:p><text:p>references</text:p><draw:enhanced-geometry svg:viewBox="0 0 21600 21600" draw:type="rectangle" draw:enhanced-path="M 0 0 L 21600 0 21600 21600 0 21600 0 0 Z N"/></draw:custom-shape><draw:custom-shape text:anchor-type="paragraph" draw:z-index="12" draw:style-name="gr3" svg:width="1.3177in" svg:height="1.2087in" svg:x="4.772in" svg:y="0.0465in"><text:p>Blockchain / </text:p><text:p>Data structure /</text:p><text:p>Location /</text:p><text:p>Privacy</text:p><draw:enhanced-geometry svg:viewBox="0 0 21600 21600" draw:type="rectangle" draw:enhanced-path="M 0 0 L 21600 0 21600 21600 0 21600 0 0 Z N"/></draw:custom-shape></text:p>
      <text:p text:style-name="P31"/>
      <text:p text:style-name="P31"><draw:custom-shape text:anchor-type="paragraph" draw:z-index="9" draw:style-name="gr4" svg:width="1.8906in" svg:height="0.7661in" svg:x="2.5in" svg:y="0.0799in"><text:p>Software execution</text:p><text:p>any language</text:p><text:p/><draw:enhanced-geometry svg:viewBox="0 0 21600 21600" draw:type="rectangle" draw:enhanced-path="M 0 0 L 21600 0 21600 21600 0 21600 0 0 Z N"/></draw:custom-shape></text:p>
      <text:p text:style-name="P31"/>
      <text:p text:style-name="P31"/>
      <text:p text:style-name="P31"/>
      <text:p text:style-name="P31"/>
      <text:p text:style-name="P31"><draw:custom-shape text:anchor-type="paragraph" draw:z-index="11" draw:style-name="gr3" draw:text-style-name="P53" svg:width="2.074in" svg:height="0.3185in" svg:x="2.4339in" svg:y="0.1138in"><text:p><text:span text:style-name="T26">Distributed compute VM PtoP</text:span></text:p><draw:enhanced-geometry svg:viewBox="0 0 21600 21600" draw:type="rectangle" draw:enhanced-path="M 0 0 L 21600 0 21600 21600 0 21600 0 0 Z N"/></draw:custom-shape></text:p>
      <text:p text:style-name="P31"/>
      <text:p text:style-name="P31"><draw:custom-shape text:anchor-type="paragraph" draw:z-index="14" draw:style-name="gr3" draw:text-style-name="P53" svg:width="2.074in" svg:height="0.3185in" svg:x="2.4339in" svg:y="0.1138in"><text:p><text:span text:style-name="T26">Self evolving Neural-network</text:span></text:p><draw:enhanced-geometry svg:viewBox="0 0 21600 21600" draw:type="rectangle" draw:enhanced-path="M 0 0 L 21600 0 21600 21600 0 21600 0 0 Z N"/></draw:custom-shape></text:p>
      <text:p text:style-name="P31"/>
      <text:p text:style-name="P31"/>
      <text:p text:style-name="P14">Science Scripting Language</text:p>
      <text:p text:style-name="P34">To provide a standardized/ constrained set of commands to summaries a scientific <text:span text:style-name="T24">network </text:span>hypothesis or summarized equation or proof. <text:s/>This will be mapped an execution environment where any software language can actually preform the computation.</text:p>
      <text:p text:style-name="P31"/>
      <text:p text:style-name="P36"><text:span text:style-name="T13">A </text:span>hypothesis <text:span text:style-name="T13">is an equation that states the relationship between</text:span> independent variables to dependent variables. <text:s/><text:span text:style-name="T13">Where all variables are traceable back to sensor captured data.</text:span></text:p>
      <text:p text:style-name="P36"/>
      <text:p text:style-name="P51">Software Execution Language</text:p>
      <text:p text:style-name="P50">An extension/API library will allow the network hypothesis equation to be mapped to software code written in any software language.</text:p>
      <text:p text:style-name="P36"/>
      <text:p text:style-name="P51">Distributed Compute VM Peer to Peer</text:p>
      <text:p text:style-name="P50"><text:soft-page-break/>The networking protocol that unites a network of peers on a single compute hypothesis.</text:p>
      <text:p text:style-name="P50"/>
      <text:p text:style-name="P51">Self Evolving Neural Network</text:p>
      <text:p text:style-name="P50">The interconnecting of hypothesis equation and autonomous execution of new compute cycles.</text:p>
      <text:p text:style-name="P50"/>
      <text:p text:style-name="P50"/>
      <text:p text:style-name="P51">Deeper look at Network Sensor Science &amp; Collaboration</text:p>
      <text:p text:style-name="P51"/>
      <text:p text:style-name="P15">Network Hypothesis &amp; equation</text:p>
      <text:p text:style-name="P37">All <text:span text:style-name="T22">hypothesis</text:span> and supporting equation (computation model) will be authored in a structure that makes them <text:span text:style-name="T17">accessible by the network of peers</text:span>.</text:p>
      <text:p text:style-name="P37"/>
      <text:p text:style-name="P16">Network Collaboration</text:p>
      <text:p text:style-name="P38">A network becomes establish by the participation of peers in adding sensor data for providing computation resources. <text:s/>The starting hypothesis and supporting equation can also be 'forked' or added to or extended or altered. <text:s/>Thus providing an audit trail of connected hypothesis and it is envisioned these will act as a neural network computational resource and data pool for the peers.</text:p>
      <text:p text:style-name="P31"/>
      <text:p text:style-name="P15">Example Network Science &amp; Collaboration</text:p>
      <text:p text:style-name="P38">Lets take the hypothesis that an increase in environment temperature increase mobility of humans? <text:s/>The sensors would record the environment temperature and activity <text:span text:style-name="T18">movement</text:span> e.g. an <text:span text:style-name="T18">accelerometer</text:span> on an activity tracker. <text:s/></text:p>
      <text:p text:style-name="P38"/>
      <text:p text:style-name="P39">All variables must be declared in the context of a sensor hardware.</text:p>
      <text:p text:style-name="P38"/>
      <text:p text:style-name="P38">T = Ax + e</text:p>
      <text:p text:style-name="P38"/>
      <text:p text:style-name="P39">Measuring temperature is a good variable to compare the difference between <text:span text:style-name="T19">traditional</text:span> science and network <text:span text:style-name="T19">science</text:span> approach. <text:s/>The Stevenson screen provide a <text:span text:style-name="T19">standardized</text:span> environment for taking the temperatures. <text:s/>However, the reality is temperature will vary place to place, and for an individual that may be inside or outside, outside in the shade or light, direct sunlight or via a reflection. <text:s/>In short it is a lot messier, i.e. reality is not standard. <text:s/>However, a network science will embrace such diversity of reality and use the information of the network to <text:span text:style-name="T19">unscramble</text:span> the relationship(s) between variables.</text:p>
      <text:p text:style-name="P38"/>
      <text:p text:style-name="P38">Does the <text:span text:style-name="T18">hypothesis</text:span> hold for the number of lines of code written?</text:p>
      <text:p text:style-name="P38"/>
      <text:p text:style-name="P38">Here the network science takes off.</text:p>
      <text:p text:style-name="P37"/>
      <text:p text:style-name="P37"/>
      <text:p text:style-name="P11">Value of Science</text:p>
      <text:p text:style-name="P11"/>
      <text:p text:style-name="P11">Introduction</text:p>
      <text:p text:style-name="P32">A new scripting language for authoring scientific hypothesis will be built. <text:s/>(need to review suitability of ethereums Solidity language). <text:s/>This will provide a range of tools to stitch together peers, sensor data, blockchain references and computational resources.</text:p>
      <text:p text:style-name="P31"/>
      <text:p text:style-name="P11">Mapping value activities:</text:p>
      <text:p text:style-name="P32"/>
      <text:p text:style-name="P11">Precision of measurement</text:p>
      <text:p text:style-name="P32"><text:soft-page-break/>Each sensor registered on the network will be rated for its granularity of measurement.</text:p>
      <text:p text:style-name="P32"/>
      <text:p text:style-name="P12">Computation and Complexity</text:p>
      <text:p text:style-name="P32">A VM computation <text:span text:style-name="T13">quantity</text:span> of computational resource will be <text:span text:style-name="T13">standardized</text:span> and combined with complexity of program <text:span text:style-name="T13">execution</text:span> quotient that has some existing validity in <text:span text:style-name="T13">mathematics</text:span>/computer science.</text:p>
      <text:p text:style-name="P32"/>
      <text:p text:style-name="P12">Collaboration <text:span text:style-name="T10">and consensus</text:span></text:p>
      <text:p text:style-name="P19">The inner working of the proof of data/stake mechanism for the operation of the personal and other blockchains. <text:s/>This will be strongly subject and reflect peers <text:span text:style-name="T13">participation</text:span> i.e. voting with their own data and computation resources.</text:p>
      <text:p text:style-name="P12"/>
      <text:p text:style-name="P12"/>
      <text:p text:style-name="P11">Cause and Effect</text:p>
      <text:p text:style-name="P32">A <text:span text:style-name="T11">hypothesis</text:span> that achieves 100% consensus across the network. <text:s/>Becomes an ever present <text:span text:style-name="T13">computation</text:span> model running on a<text:span text:style-name="T16">ll</text:span> peers data.</text:p>
      <text:p text:style-name="P17"/>
      <text:p text:style-name="P17"/>
      <text:p text:style-name="P3">Research Signal</text:p>
      <text:p text:style-name="P17"/>
      <text:p text:style-name="P6">Introduction</text:p>
      <text:p text:style-name="P22">This will replace <text:span text:style-name="T1">pri</text:span>ce (as in monetary) signal as the governing number for <text:span text:style-name="T1">the network</text:span> to <text:span text:style-name="T8">guide its </text:span><text:s/>collaborat<text:span text:style-name="T8">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2"/>
      <text:p text:style-name="P11">Past - Future</text:p>
      <text:p text:style-name="P32">The Research signal will use all available information. <text:s/><text:span text:style-name="T11">Looking to the future will be the primary concern of signal and thus giving the network of peers the best insight to focus there activities.</text:span></text:p>
      <text:p text:style-name="P22"/>
      <text:p text:style-name="P13">Future Hypothesis</text:p>
      <text:p text:style-name="P33">The future is an uncertain place. Is it possible to find a consensus mechanism to value hypothesis. <text:s/>Yes, by the use of simulations. <text:s/>These simulation will be based on the consensus outlook each peers chooses to support.</text:p>
      <text:p text:style-name="P22"/>
      <text:p text:style-name="P17"/>
      <text:p text:style-name="P3"><text:span text:style-name="T14">CIQ</text:span> – <text:span text:style-name="T14">Attaction Currency</text:span></text:p>
      <text:p text:style-name="P17"/>
      <text:p text:style-name="P6">Introduction</text:p>
      <text:p text:style-name="P40">This will be a<text:span text:style-name="T15">n</text:span> <text:span text:style-name="T15">Attaction currency with units of measurement call CIQ (pronounced Sync)</text:span>. <text:s/>Crytpocurriencies reward that act of mining, an <text:span text:style-name="T15">Attaction </text:span>currency will reward the act of mapping. <text:s/>An <text:span text:style-name="T15">Attaction</text:span> differs from all monetary (fiat or crypto) currencies in that 'pricing' is context specific and the underpinning information in that context is actionable i.e. can be used directly in any computation.</text:p>
      <text:p text:style-name="P40"/>
      <text:p text:style-name="P44">Three value vertices's</text:p>
      <text:p text:style-name="P44"><draw:rect text:anchor-type="paragraph" draw:z-index="2" draw:style-name="gr1" draw:text-style-name="P52" svg:width="0.7803in" svg:height="0.7504in" svg:x="3.872in" svg:y="0.1638in"><text:p text:style-name="P52">Consenus</text:p></draw:rect><draw:rect text:anchor-type="paragraph" draw:z-index="1" draw:style-name="gr1" draw:text-style-name="P52" svg:width="0.724in" svg:height="0.7642in" svg:x="2.2874in" svg:y="0.1654in"><text:p text:style-name="P52">Compute</text:p></draw:rect><draw:rect text:anchor-type="paragraph" draw:z-index="0" draw:style-name="gr1" draw:text-style-name="P52" svg:width="0.7398in" svg:height="0.7748in" svg:x="0.8709in" svg:y="0.1862in"><text:p text:style-name="P52">Capture</text:p></draw:rect></text:p>
      <text:p text:style-name="P41"/>
      <text:p text:style-name="P41"><draw:custom-shape text:anchor-type="paragraph" draw:z-index="3" draw:style-name="gr2" svg:width="0.1878in" svg:height="0.1878in" svg:x="1.7665in" svg:y="0.0736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2" svg:width="0.1878in" svg:height="0.1878in" svg:x="3.3236in" svg:y="0.071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 draw:style-name="gr2" svg:width="0.198in" svg:height="0.0213in" svg:x="4.7307in" svg:y="0.1256in"><text:p/><draw:enhanced-geometry svg:viewBox="0 0 21600 21600" draw:type="rectangle" draw:enhanced-path="M 0 0 L 21600 0 21600 21600 0 21600 0 0 Z N"/></draw:custom-shape><draw:custom-shape text:anchor-type="paragraph" draw:z-index="7" draw:style-name="gr3" svg:width="1.3807in" svg:height="0.8906in" svg:x="5.2354in" svg:y="-0.1866in"><text:p><text:s text:c="6"/>CIQ</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41"><draw:custom-shape text:anchor-type="paragraph" draw:z-index="6" draw:style-name="gr2" svg:width="0.198in" svg:height="0.0213in" svg:x="4.7256in" svg:y="0.0217in"><text:p/><draw:enhanced-geometry svg:viewBox="0 0 21600 21600" draw:type="rectangle" draw:enhanced-path="M 0 0 L 21600 0 21600 21600 0 21600 0 0 Z N"/></draw:custom-shape><text:soft-page-break/></text:p>
      <text:p text:style-name="P41"/>
      <text:p text:style-name="P41"/>
      <text:p text:style-name="P44">Capture</text:p>
      <text:p text:style-name="P42">Fixed objective measure mechanism. Like printing your own money.</text:p>
      <text:p text:style-name="P42"/>
      <text:p text:style-name="P41"/>
      <text:p text:style-name="P44">Compute</text:p>
      <text:p text:style-name="P42">The use of the captured data in a computation e.g. how many times</text:p>
      <text:p text:style-name="P42"/>
      <text:p text:style-name="P41"/>
      <text:p text:style-name="P45">Consensuses 'votes'</text:p>
      <text:p text:style-name="P42">A subjective value expression by any peer in the network. <text:s/>Gives the property of different 'prices' for different networks of consensus.</text:p>
      <text:p text:style-name="P41"/>
      <text:p text:style-name="P41"/>
      <text:p text:style-name="P41">Sample calculation:</text:p>
      <text:p text:style-name="P41"/>
      <text:p text:style-name="P41">1. <text:span text:style-name="T21">Bytes of data (some sort of quality index to normalize on)</text:span></text:p>
      <text:p text:style-name="P43">2. Computation complexity (look at <text:a xlink:type="simple" xlink:href="http://en.wikipedia.org/wiki/Blum_axioms">http://en.wikipedia.org/wiki/Blum_axioms</text:a> )</text:p>
      <text:p text:style-name="P43">3. Number of peers in network activity collaborating data or computational resources..</text:p>
      <text:p text:style-name="P20"/>
      <text:p text:style-name="P7">Prevent fraud or gaming of the system</text:p>
      <text:p text:style-name="P23"/>
      <text:p text:style-name="P7">Made up data</text:p>
      <text:p text:style-name="P23">Proof of data mechanism via Dsensor library</text:p>
      <text:p text:style-name="P23"/>
      <text:p text:style-name="P23"/>
      <text:p text:style-name="P7">Computation for sake of computation</text:p>
      <text:p text:style-name="P23"/>
      <text:p text:style-name="P23"/>
      <text:p text:style-name="P23"/>
      <text:p text:style-name="P7">Outcome of data</text:p>
      <text:p text:style-name="P23">Proof of printing mechanism via Dprinter library</text:p>
      <text:p text:style-name="P23"/>
      <text:p text:style-name="P8">Collusion of consensus</text:p>
      <text:p text:style-name="P24">False network created to create false peer votes</text:p>
      <text:p text:style-name="P24"/>
      <text:p text:style-name="P9">No transfer of <text:span text:style-name="T15">CIQ</text:span></text:p>
      <text:p text:style-name="P26">An <text:span text:style-name="T20">Attraction</text:span> is none transferable between identities. <text:s/>It is a one way flow or osmosis of value to an individual, sharing data or computation models is the mechanism exchange 'value'. <text:s/></text:p>
      <text:p text:style-name="P25"/>
      <text:p text:style-name="P25"/>
      <text:p text:style-name="P10">Compared to Fiat or Crypto Currency</text:p>
      <text:p text:style-name="P28">One universal price signal is generated by the market mechanism, this false to hold true for a <text:span text:style-name="T20">Attraction</text:span>. <text:s/>Speculation is not possible due to the non transferability of an <text:span text:style-name="T20">Attraction</text:span>. <text:s/>Store of wealth, intrinsic value or transaction value are non rational mechanism for an <text:span text:style-name="T20">Attraction</text:span>.</text:p>
      <text:p text:style-name="P27"/>
      <text:p text:style-name="P27">There is no need to have money supply and demand. <text:s/>Money supply in fiat or crypto currency is <text:soft-page-break/>abstracted to notional terms, an <text:span text:style-name="T20">Attraction currency</text:span> captures the information behind reality. <text:s/>If there is more than one reality there will be more than one <text:span text:style-name="T20">Attraction currency</text:span>.</text:p>
      <text:p text:style-name="P30"/>
      <text:p text:style-name="P2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21:22.999986633</meta:creation-date>
    <meta:generator>LibreOffice/4.2.7.2$Linux_X86_64 LibreOffice_project/420m0$Build-2</meta:generator>
    <dc:date>2015-02-13T11:17:10.924188481</dc:date>
    <meta:editing-duration>P1DT2H50M17S</meta:editing-duration>
    <meta:editing-cycles>57</meta:editing-cycles>
    <meta:document-statistic meta:table-count="0" meta:image-count="0" meta:object-count="0" meta:page-count="5" meta:paragraph-count="76" meta:word-count="1199" meta:character-count="7740" meta:non-whitespace-character-count="6574"/>
  </office:meta>
</office:document-meta>
</file>